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26cm" fo:min-width="1.47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74cm" fo:min-width="2.04cm"/>
    </style:style>
    <style:style style:name="gr3" style:family="graphic" style:parent-style-name="standard">
      <style:graphic-properties draw:fill="none" draw:fill-color="#729fcf" draw:textarea-horizontal-align="justify" draw:textarea-vertical-align="middle" draw:auto-grow-height="false" fo:min-height="1.909cm" fo:min-width="10.168cm"/>
    </style:style>
    <style:style style:name="gr4" style:family="graphic" style:parent-style-name="standard">
      <style:graphic-properties svg:stroke-color="#2ac0f7" draw:marker-end="Arrow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5.846cm" fo:min-width="1.78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94cm" svg:height="2.794cm" svg:x="4.69cm" svg:y="5.445cm">
          <text:p text:style-name="P1">Neur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794cm" svg:height="2.794cm" svg:x="13.072cm" svg:y="5.445cm">
          <text:p text:style-name="P1">Neur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54cm" svg:height="1.524cm" svg:x="9.135cm" svg:y="6.08cm">
          <text:p text:style-name="P1">Synapse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10.668cm" svg:height="2.159cm" svg:x="5.071cm" svg:y="9.255cm">
          <text:p text:style-name="P1">Astrocyte (foot process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484cm" svg:y1="6.842cm" svg:x2="9.135cm" svg:y2="6.842cm" draw:start-shape="id1" draw:start-glue-point="10" draw:end-shape="id2" draw:end-glue-point="3" svg:d="M7484 6842h1651" svg:viewBox="0 0 1652 1">
          <text:p/>
        </draw:connector>
        <draw:connector draw:style-name="gr4" draw:text-style-name="P1" draw:layer="layout" svg:x1="11.675cm" svg:y1="6.842cm" svg:x2="13.072cm" svg:y2="6.842cm" draw:start-shape="id2" draw:start-glue-point="1" draw:end-shape="id3" draw:end-glue-point="6" svg:d="M11675 6842h1397" svg:viewBox="0 0 1398 1">
          <text:p/>
        </draw:connector>
        <draw:connector draw:style-name="gr4" draw:text-style-name="P1" draw:layer="layout" svg:x1="10.405cm" svg:y1="7.604cm" svg:x2="10.405cm" svg:y2="9.255cm" draw:start-shape="id2" draw:start-glue-point="2" draw:end-shape="id4" draw:end-glue-point="0" svg:d="M10405 7604v1651" svg:viewBox="0 0 1 1652">
          <text:p/>
        </draw:connector>
        <draw:connector draw:style-name="gr4" draw:text-style-name="P1" draw:layer="layout" svg:x1="14.469cm" svg:y1="8.239cm" svg:x2="15.739cm" svg:y2="10.334cm" draw:start-shape="id3" draw:start-glue-point="8" draw:end-shape="id4" draw:end-glue-point="1" svg:d="M14469 8239v508h1771v1587h-501" svg:viewBox="0 0 1772 2096">
          <text:p/>
        </draw:connector>
        <draw:custom-shape draw:style-name="gr3" draw:text-style-name="P3" draw:layer="layout" svg:width="10.668cm" svg:height="2.159cm" svg:x="5.071cm" svg:y="17.51cm">
          <text:p text:style-name="P1">Astrocyte (Other foot process, or cell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6.096cm" svg:x="9.255cm" svg:y="11.414cm">
          <text:p text:style-name="P1"/>
          <text:p text:style-name="P1">Cell</text:p>
          <text:p text:style-name="P1">Body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.763cm" svg:y1="11.033cm" svg:x2="9.763cm" svg:y2="12.811cm">
          <text:p/>
        </draw:line>
        <draw:line draw:style-name="gr6" draw:text-style-name="P2" draw:layer="layout" svg:x1="10.906cm" svg:y1="12.557cm" svg:x2="10.906cm" svg:y2="10.779cm">
          <text:p/>
        </draw:line>
        <draw:line draw:style-name="gr6" draw:text-style-name="P2" draw:layer="layout" svg:x1="9.764cm" svg:y1="16.621cm" svg:x2="9.764cm" svg:y2="18.399cm">
          <text:p/>
        </draw:line>
        <draw:line draw:style-name="gr6" draw:text-style-name="P2" draw:layer="layout" svg:x1="10.906cm" svg:y1="18.145cm" svg:x2="10.906cm" svg:y2="16.367cm">
          <text:p/>
        </draw:line>
        <draw:line draw:style-name="gr6" draw:text-style-name="P2" draw:layer="layout" svg:x1="9.636cm" svg:y1="9.128cm" svg:x2="9.636cm" svg:y2="7.604cm">
          <text:p/>
        </draw:line>
        <draw:line draw:style-name="gr6" draw:text-style-name="P2" draw:layer="layout" svg:x1="12.43cm" svg:y1="9.001cm" svg:x2="13.446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9T19:55:26.323524055</meta:creation-date>
    <dc:date>2021-12-10T15:48:09.503041581</dc:date>
    <meta:editing-duration>PT4H9M42S</meta:editing-duration>
    <meta:editing-cycles>2</meta:editing-cycles>
    <meta:generator>LibreOffice/6.0.7.3$Linux_X86_64 LibreOffice_project/00m0$Build-3</meta:generator>
    <meta:document-statistic meta:object-count="16"/>
  </office:meta>
</office:document-meta>
</file>